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60e52" officeooo:paragraph-rsid="00060e52"/>
    </style:style>
    <style:style style:name="P2" style:family="paragraph" style:parent-style-name="Standard">
      <style:text-properties officeooo:rsid="00060e52" officeooo:paragraph-rsid="00060e52"/>
    </style:style>
    <style:style style:name="P3" style:family="paragraph" style:parent-style-name="Standard">
      <style:text-properties officeooo:rsid="00069f9d" officeooo:paragraph-rsid="00069f9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ls para probar:</text:p>
      <text:p text:style-name="P1"/>
      <text:p text:style-name="P1">Register:</text:p>
      <text:p text:style-name="P1"/>
      <text:p text:style-name="P1">ok:</text:p>
      <text:p text:style-name="P1"/>
      <text:p text:style-name="P1">curl -X POST http://localhost:8000/register/ -H "Content-Type: application/json" -d '{ "nombre": "Gabriel", "apellidos": "Alonso", "email": "gabriel@correo.com", "nickname": "Gaba", "contraseña": "contraseña123" }'</text:p>
      <text:p text:style-name="P1"/>
      <text:p text:style-name="P1">error falta de cualquiera de los campos:</text:p>
      <text:p text:style-name="P1"/>
      <text:p text:style-name="P1">curl -X POST http://localhost:8000/register/ -H "Content-Type: application/json" -d '{ "nombre": "Gabriel", "apellidos": "Alonso", "nickname": "Gaba", "contraseña": "contraseña123" }'</text:p>
      <text:p text:style-name="P1"/>
      <text:p text:style-name="P1">error email o nickname repetidos:</text:p>
      <text:p text:style-name="P1"/>
      <text:p text:style-name="P1">curl -X POST http://localhost:8000/register/ -H "Content-Type: application/json" -d '{ "nombre": "Gabriel", "apellidos": "Alonso", "email": "gabriel@correo.com", "nickname": "Gaba", "contraseña": "contraseña123" }'</text:p>
      <text:p text:style-name="P1"/>
      <text:p text:style-name="P1">Login:</text:p>
      <text:p text:style-name="P1"/>
      <text:p text:style-name="P1">ok:</text:p>
      <text:p text:style-name="P1"/>
      <text:p text:style-name="P1">curl -X POST http://localhost:8000/login/ -H "Content-Type: application/json" -d '{ "nickname": "Gaba", "contraseña": "contraseña123" }'</text:p>
      <text:p text:style-name="P1"/>
      <text:p text:style-name="P1">error usuario:</text:p>
      <text:p text:style-name="P1"/>
      <text:p text:style-name="P1">curl -X POST http://localhost:8000/login/ -H "Content-Type: application/json" -d '{ "nickname": "Juan", "contraseña": "contraseña123" }'</text:p>
      <text:p text:style-name="P1"/>
      <text:p text:style-name="P1">error contraseña:</text:p>
      <text:p text:style-name="P1"/>
      <text:p text:style-name="P1">curl -X POST http://localhost:8000/login/ -H "Content-Type: application/json" -d '{ "nickname": "Gaba", "contraseña": "contraseña12" }'</text:p>
      <text:p text:style-name="P1"/>
      <text:p text:style-name="P3">Logout:</text:p>
      <text:p text:style-name="P3"/>
      <text:p text:style-name="P3">curl -X PATCH http://localhost:8000/sesion/ -H "Authorization: Bearer eyJhbGciOiJIUzI1NiIsInR5cCI6IkpXVCJ9.eyJpZCI6MywiZXhwIjoxNzIxOTc4MzczLCJpYXQiOjE3MTMzMzgzNzN9.fsYTbeW0d7oeDON10jdb929FqMKCyWxC_m-6o4XXadM" -H "Content-Type: application/json" <text:span text:style-name="T1"/>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2:56:36.732272148</meta:creation-date>
    <dc:date>2024-04-17T09:44:14.442726176</dc:date>
    <meta:editing-duration>PT29M10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135" meta:character-count="1414" meta:non-whitespace-character-count="1294"/>
  </office:meta>
</office:document-meta>
</file>